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R9" svg:font-family="CMR9" style:font-family-generic="swiss"/>
    <style:font-face style:name="CMTI9" svg:font-family="CMTI9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35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911cm"/>
    </style:style>
    <style:style style:name="co6" style:family="table-column">
      <style:table-column-properties fo:break-before="auto" style:column-width="4.387cm"/>
    </style:style>
    <style:style style:name="co7" style:family="table-column">
      <style:table-column-properties fo:break-before="auto" style:column-width="4.625cm"/>
    </style:style>
    <style:style style:name="co9" style:family="table-column">
      <style:table-column-properties fo:break-before="auto" style:column-width="6.3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01cm" fo:break-before="auto" style:use-optimal-row-height="false"/>
    </style:style>
    <style:style style:name="ro4" style:family="table-row">
      <style:table-row-properties style:row-height="0.901cm" fo:break-before="auto" style:use-optimal-row-height="true"/>
    </style:style>
    <style:style style:name="ro5" style:family="table-row">
      <style:table-row-properties style:row-height="4.262cm" fo:break-before="auto" style:use-optimal-row-height="true"/>
    </style:style>
    <style:style style:name="ro6" style:family="table-row">
      <style:table-row-properties style:row-height="5.516cm" fo:break-before="auto" style:use-optimal-row-height="true"/>
    </style:style>
    <style:style style:name="ro7" style:family="table-row">
      <style:table-row-properties style:row-height="1.304cm" fo:break-before="auto" style:use-optimal-row-height="true"/>
    </style:style>
    <style:style style:name="ro8" style:family="table-row">
      <style:table-row-properties style:row-height="2.155cm" fo:break-before="auto" style:use-optimal-row-height="true"/>
    </style:style>
    <style:style style:name="ro9" style:family="table-row">
      <style:table-row-properties style:row-height="2.9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CMTI9" fo:font-size="9pt" fo:font-weight="normal" style:font-name-asian="CMTI9" style:font-size-asian="9pt" style:font-weight-asian="normal" style:font-name-complex="CMTI9" style:font-size-complex="5.09999990463257pt" style:font-weight-complex="normal"/>
    </style:style>
    <style:style style:name="ce6" style:family="table-cell" style:parent-style-name="Default">
      <style:table-cell-properties fo:wrap-option="wrap"/>
      <style:text-properties fo:color="#ff3333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MR9" fo:font-size="9pt" style:font-name-asian="CMR9" style:font-size-asian="9pt" style:font-name-complex="CMR9" style:font-size-complex="5.09999990463257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style:font-name="CMTI9" fo:font-size="9pt" fo:font-weight="normal" style:font-name-asian="CMTI9" style:font-size-asian="9pt" style:font-weight-asian="normal" style:font-name-complex="CMTI9" style:font-size-complex="5.09999990463257pt" style:font-weight-complex="normal"/>
    </style:style>
    <style:style style:name="T6" style:family="text"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Default"/>
        <table:table-row table:style-name="ro1">
          <table:table-cell table:style-name="Default" table:number-columns-repeated="6"/>
          <table:table-cell/>
        </table:table-row>
        <table:table-row table:style-name="ro2">
          <table:table-cell table:style-name="ce1" office:value-type="string">
            <text:p>SIMD Acceleration for Index Structures </text:p>
          </table:table-cell>
          <table:table-cell table:style-name="Default" table:number-columns-repeated="5"/>
          <table:table-cell/>
        </table:table-row>
        <table:table-row table:style-name="ro3">
          <table:table-cell table:style-name="Default"/>
          <table:table-cell table:style-name="ce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4">
          <table:table-cell/>
          <table:table-cell table:style-name="ce3" office:value-type="string">
            <text:p>Seg-tree/trie (k-ary searc tree)</text:p>
          </table:table-cell>
          <table:table-cell table:style-name="ce3" office:value-type="string">
            <text:p>FAST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VAST-Tree</text:p>
          </table:table-cell>
          <table:table-cell table:style-name="ce3" office:value-type="string">
            <text:p>KD-Tree</text:p>
          </table:table-cell>
          <table:table-cell table:style-name="ce4" office:value-type="string">
            <text:p>comment</text:p>
          </table:table-cell>
        </table:table-row>
        <table:table-row table:style-name="ro1">
          <table:table-cell table:style-name="ce3" office:value-type="string">
            <text:p>Criteria Name</text:p>
          </table:table-cell>
          <table:table-cell table:number-columns-repeated="6"/>
        </table:table-row>
        <table:table-row table:style-name="ro1">
          <table:table-cell table:style-name="ce3"/>
          <table:table-cell table:number-columns-repeated="6"/>
        </table:table-row>
        <table:table-row table:style-name="ro4">
          <table:table-cell table:style-name="ce3" office:value-type="string">
            <text:p>SIMD type (horizontal/vertical)</text:p>
          </table:table-cell>
          <table:table-cell table:number-columns-repeated="4" office:value-type="string">
            <text:p>horizontal</text:p>
          </table:table-cell>
          <table:table-cell table:style-name="ce6" office:value-type="string">
            <text:p><text:span text:style-name="T6">No SIMD Usage</text:span></text:p>
          </table:table-cell>
          <table:table-cell/>
        </table:table-row>
        <table:table-row table:style-name="ro4">
          <table:table-cell table:style-name="ce3" office:value-type="string">
            <text:p>CPU/GPU usage</text:p>
          </table:table-cell>
          <table:table-cell office:value-type="string">
            <text:p>CPU made, GPU planned</text:p>
          </table:table-cell>
          <table:table-cell office:value-type="string">
            <text:p>both, different improvements</text:p>
          </table:table-cell>
          <table:table-cell office:value-type="string">
            <text:p>CPU only</text:p>
          </table:table-cell>
          <table:table-cell office:value-type="string">
            <text:p>CPU onl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style-name="ce4" office:value-type="string">
            <text:p>Base Tree structure(s)</text:p>
          </table:table-cell>
          <table:table-cell office:value-type="string">
            <text:p>B+ tree and prefix tree (trie)</text:p>
          </table:table-cell>
          <table:table-cell office:value-type="string">
            <text:p>Binary tree</text:p>
          </table:table-cell>
          <table:table-cell office:value-type="string">
            <text:p>Trie, radix trie </text:p>
          </table:table-cell>
          <table:table-cell office:value-type="string">
            <text:p>Binary tree, B+tree?</text:p>
          </table:table-cell>
          <table:table-cell office:value-type="string">
            <text:p>KD-Tree</text:p>
          </table:table-cell>
          <table:table-cell/>
        </table:table-row>
        <table:table-row table:style-name="ro5">
          <table:table-cell table:style-name="ce3" office:value-type="string">
            <text:p>Problems regarding the base tree structure</text:p>
          </table:table-cell>
          <table:table-cell office:value-type="string">
            <text:p>- high computation time comparing keys one after another</text:p>
          </table:table-cell>
          <table:table-cell office:value-type="string">
            <text:p>- Cache mispredictions, TLB misses, bad usage of cache line</text:p>
            <text:p/>
            <text:p>- high computation time comparing keys one after another</text:p>
          </table:table-cell>
          <table:table-cell office:value-type="string">
            <text:p>- No perfect fanout configuration for all nodes, which can not use the modern architecture efficiently</text:p>
            <text:p/>
            <text:p>- high computation time comparing keys one after another</text:p>
          </table:table-cell>
          <table:table-cell office:value-type="string">
            <text:p>- high computation time comparing keys one after another</text:p>
            <text:p/>
            <text:p>- avoid if-then branches and cache misses</text:p>
            <text:p/>
            <text:p>- Cache line not big enough to match the desired throughput</text:p>
          </table:table-cell>
          <table:table-cell table:number-columns-repeated="2"/>
        </table:table-row>
        <table:table-row table:style-name="ro6">
          <table:table-cell table:style-name="ce3" office:value-type="string">
            <text:p>Type of changes made compared to the base tree structure</text:p>
          </table:table-cell>
          <table:table-cell office:value-type="string">
            <text:p><text:span text:style-name="T1">Seg-Tree:</text:span> </text:p>
            <text:p>- Each node is a k-ary tree, improves b+-tree</text:p>
            <text:p>- Linearize keys in node</text:p>
            <text:p/>
            <text:p><text:span text:style-name="T1">Seg-Trie:</text:span></text:p>
            <text:p>- <text:span text:style-name="T2">The optimized Seg-Trie </text:span><text:span text:style-name="T2">stores only levels with at </text:span><text:span text:style-name="T2">least two distinct Keys</text:span></text:p>
          </table:table-cell>
          <table:table-cell office:value-type="string">
            <text:p>- Rearrange tree based on architecture, cache size and SIMD width</text:p>
            <text:p/>
            <text:p>- Segmentate the tree into SIMD blocks and cache line blocks matching the hardware specifications</text:p>
          </table:table-cell>
          <table:table-cell office:value-type="string">
            <text:p>- Different nody types instead of one unique node type</text:p>
            <text:p/>
            <text:p>- Instead of a global fanout parameter for the tree height, each node has an individual configuration</text:p>
            <text:p/>
            <text:p>- path compression, lazy expansion</text:p>
            <text:p/>
          </table:table-cell>
          <table:table-cell office:value-type="string">
            <text:p>- compression of nodes</text:p>
            <text:p>- Handle each layer in a different way:</text:p>
            <text:p/>
            <text:p>- FAST for top layer, compression for other layers</text:p>
          </table:table-cell>
          <table:table-cell/>
          <table:table-cell office:value-type="string">
            <text:p>Number of keys per Node,</text:p>
          </table:table-cell>
        </table:table-row>
        <table:table-row table:style-name="ro7">
          <table:table-cell table:style-name="ce3" office:value-type="string">
            <text:p>Uses compression?</text:p>
          </table:table-cell>
          <table:table-cell office:value-type="string">
            <text:p>Seg-Trie:</text:p>
            <text:p>- Corporate prefix compression</text:p>
            <text:p>Seg-Tree:No</text:p>
          </table:table-cell>
          <table:table-cell office:value-type="string">
            <text:p>No</text:p>
          </table:table-cell>
          <table:table-cell office:value-type="string">
            <text:p>Path compression of radix tree</text:p>
          </table:table-cell>
          <table:table-cell office:value-type="string">
            <text:p>Lossless leaf node compression,lossy inner node compression </text:p>
          </table:table-cell>
          <table:table-cell table:number-columns-repeated="2"/>
        </table:table-row>
        <table:table-row table:style-name="ro4">
          <table:table-cell table:style-name="ce3" office:value-type="string">
            <text:p>Read-only/read-write tree</text:p>
          </table:table-cell>
          <table:table-cell office:value-type="string">
            <text:p>Read-only</text:p>
          </table:table-cell>
          <table:table-cell office:value-type="string">
            <text:p>Read-only</text:p>
          </table:table-cell>
          <table:table-cell office:value-type="string">
            <text:p>Read-write</text:p>
          </table:table-cell>
          <table:table-cell office:value-type="string">
            <text:p>Read-write</text:p>
          </table:table-cell>
          <table:table-cell table:number-columns-repeated="2"/>
        </table:table-row>
        <table:table-row table:style-name="ro4">
          <table:table-cell table:style-name="ce3" office:value-type="string">
            <text:p>improved performance issue</text:p>
          </table:table-cell>
          <table:table-cell office:value-type="string">
            <text:p>Computation time</text:p>
          </table:table-cell>
          <table:table-cell office:value-type="string">
            <text:p>Computation time</text:p>
          </table:table-cell>
          <table:table-cell office:value-type="string">
            <text:p>Computation time, space consumption</text:p>
          </table:table-cell>
          <table:table-cell office:value-type="string">
            <text:p>Computation time, space consumption</text:p>
          </table:table-cell>
          <table:table-cell table:number-columns-repeated="2"/>
        </table:table-row>
        <table:table-row table:style-name="ro8">
          <table:table-cell table:style-name="ce3" office:value-type="string">
            <text:p>Performance gain compared to base tree structure</text:p>
          </table:table-cell>
          <table:table-cell office:value-type="string">
            <text:p>- High Computation Time decrease (14 times)</text:p>
            <text:p/>
            <text:p>- depends highly on size of data types</text:p>
          </table:table-cell>
          <table:table-cell office:value-type="string">
            <text:p>CPU up to 5 times faster, GPU up to 1.7 times faster</text:p>
          </table:table-cell>
          <table:table-cell office:value-type="string">
            <text:p>less height leads to much better performance</text:p>
          </table:table-cell>
          <table:table-cell office:value-type="string">
            <text:p>up to 94.7% less memory consumption</text:p>
            <text:p/>
            <text:p>Performance not clear</text:p>
          </table:table-cell>
          <table:table-cell/>
          <table:table-cell table:style-name="ce6" office:value-type="string">
            <text:p>Ignore for comparision, because the performance factors are to different and the improvement is often not very general</text:p>
          </table:table-cell>
        </table:table-row>
        <table:table-row table:style-name="ro9">
          <table:table-cell table:style-name="ce3" office:value-type="string">
            <text:p>Improved operations (e.g. search, insert, ..)</text:p>
          </table:table-cell>
          <table:table-cell table:style-name="ce3" office:value-type="string">
            <text:p><text:span text:style-name="T1">Seg-Tree: </text:span></text:p>
            <text:p><text:span text:style-name="T3">K-ary search</text:span></text:p>
            <text:p><text:span text:style-name="T4">- </text:span><text:span text:style-name="T5">breadth-first search</text:span></text:p>
            <text:p><text:span text:style-name="T5">- depth-first search</text:span></text:p>
            <text:p><text:span text:style-name="T5"/></text:p>
            <text:p><text:span text:style-name="T5">Seg-Trie:</text:span></text:p>
            <text:p><text:span text:style-name="T5">K-ary search</text:span></text:p>
          </table:table-cell>
          <table:table-cell office:value-type="string">
            <text:p>search with compressed index structures, k-ary search</text:p>
          </table:table-cell>
          <table:table-cell office:value-type="string">
            <text:p>search, insert, delete,</text:p>
          </table:table-cell>
          <table:table-cell office:value-type="string">
            <text:p>search, insert, delete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5"/>
          <table:table-cell table:number-columns-repeated="4"/>
        </table:table-row>
        <table:table-row table:style-name="ro9" table:number-rows-repeated="25">
          <table:table-cell table:number-columns-repeated="7"/>
        </table:table-row>
        <table:table-row table:style-name="ro9">
          <table:table-cell table:number-columns-repeated="7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R9" svg:font-family="CMR9" style:font-family-generic="swiss"/>
    <style:font-face style:name="CMTI9" svg:font-family="CMTI9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25.11.2017</text:date>, <text:time>21:45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5:56:42.69</meta:creation-date>
    <dc:date>2017-11-25T21:45:17.71</dc:date>
    <meta:editing-duration>PT9H15M22S</meta:editing-duration>
    <meta:editing-cycles>29</meta:editing-cycles>
    <meta:generator>OpenOffice/4.1.2$Win32 OpenOffice.org_project/412m3$Build-9782</meta:generator>
    <meta:document-statistic meta:table-count="3" meta:cell-count="62" meta:object-count="0"/>
  </office:meta>
</office:document-meta>
</file>